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0B170C6E08032181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384cm" fo:min-width="7.87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383cm" fo:min-width="7.876cm" fo:padding-top="0.177cm" fo:padding-bottom="0.177cm" fo:padding-left="0.302cm" fo:padding-right="0.302cm"/>
    </style:style>
    <style:style style:name="gr3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="none" draw:textarea-horizontal-align="justify" draw:textarea-vertical-align="middle" draw:auto-grow-height="false" fo:min-height="6.595cm" fo:min-width="9.572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68cm" fo:min-width="4.483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44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0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position="-33% 58%"/>
    </style:style>
    <style:style style:name="P5" style:family="paragraph">
      <loext:graphic-properties draw:fill="none" draw:fill-color="#ffffff"/>
      <style:paragraph-properties fo:text-align="center"/>
      <style:text-properties style:text-position="-33% 58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.48cm" svg:height="1.738cm" svg:x="11.818cm" svg:y="9.019cm">
          <text:p text:style-name="P1"><text:span text:style-name="T1">Webinterface (Fronte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48cm" svg:height="1.737cm" svg:x="11.818cm" svg:y="12.494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76cm" svg:height="6.949cm" svg:x="10.97cm" svg:y="8.15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058cm" svg:y1="10.757cm" svg:x2="16.058cm" svg:y2="12.494cm" draw:start-shape="id1" draw:start-glue-point="2" draw:end-shape="id2" draw:end-glue-point="0" svg:d="M16058 10757v1737" svg:viewBox="0 0 1 1738">
          <text:p/>
        </draw:connector>
        <draw:frame draw:style-name="gr5" draw:text-style-name="P3" xml:id="id4" draw:id="id4" draw:layer="layout" svg:width="6.8cm" svg:height="4.342cm" svg:x="1.5cm" svg:y="7.722cm">
          <draw:image xlink:href="Pictures/100000000000011C000000B170C6E0803218122B.png" xlink:type="simple" xlink:show="embed" xlink:actuate="onLoad">
            <text:p/>
          </draw:image>
        </draw:frame>
        <draw:connector draw:style-name="gr4" draw:text-style-name="P1" draw:layer="layout" svg:x1="20.298cm" svg:y1="13.362cm" svg:x2="23.1cm" svg:y2="13.359cm" draw:start-shape="id2" draw:start-glue-point="1" draw:end-shape="id3" draw:end-glue-point="6" svg:d="M20298 13362h1401v-3h1401" svg:viewBox="0 0 2803 4">
          <text:p/>
        </draw:connector>
        <draw:connector draw:style-name="gr4" draw:text-style-name="P1" draw:layer="layout" svg:x1="8.3cm" svg:y1="9.893cm" svg:x2="11.818cm" svg:y2="9.888cm" draw:start-shape="id4" draw:end-shape="id1" draw:end-glue-point="3" svg:d="M8300 9893h1733v-5h1785" svg:viewBox="0 0 3519 6">
          <text:p/>
        </draw:connector>
        <draw:g>
          <draw:custom-shape draw:style-name="gr6" draw:text-style-name="P4" xml:id="id3" draw:id="id3" draw:layer="layout" svg:width="5.088cm" svg:height="4.517cm" svg:x="23.1cm" svg:y="11.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5.088cm" svg:height="2.693cm" svg:x="23.1cm" svg:y="12.403cm">
            <draw:text-box>
              <text:p text:style-name="P1"><text:span text:style-name="T1">Datenbank</text:span></text:p>
              <text:p text:style-name="P1"><text:span text:style-name="T1">(Mysql)</text:span></text:p>
            </draw:text-box>
          </draw:frame>
        </draw:g>
        <draw:frame draw:style-name="gr8" draw:text-style-name="P5" draw:layer="layout" svg:width="9.753cm" svg:height="2.259cm" svg:x="11.139cm" svg:y="6.5cm">
          <draw:text-box>
            <text:p text:style-name="P1"><text:span text:style-name="T1">LeisureManagementWebAp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4:13:49.591000000</meta:creation-date>
    <dc:date>2016-06-10T15:55:03.847000000</dc:date>
    <meta:editing-duration>PT13M31S</meta:editing-duration>
    <meta:editing-cycles>5</meta:editing-cycles>
    <meta:generator>LibreOffice/5.0.6.3$Windows_x86 LibreOffice_project/490fc03b25318460cfc54456516ea2519c11d1aa</meta:generator>
    <meta:document-statistic meta:object-count="11"/>
  </office:meta>
</office:document-meta>
</file>